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f9fcd5" officeooo:paragraph-rsid="001133e6"/>
    </style:style>
    <style:style style:name="P2" style:family="paragraph" style:parent-style-name="Standard" style:list-style-name="L4">
      <style:text-properties officeooo:paragraph-rsid="001133e6"/>
    </style:style>
    <style:style style:name="P3" style:family="paragraph" style:parent-style-name="Standard" style:list-style-name="L5">
      <style:text-properties officeooo:paragraph-rsid="001133e6"/>
    </style:style>
    <style:style style:name="P4" style:family="paragraph" style:parent-style-name="Standard">
      <style:text-properties officeooo:paragraph-rsid="001133e6"/>
    </style:style>
    <style:style style:name="P5" style:family="paragraph" style:parent-style-name="Apendex_20_2">
      <style:text-properties fo:font-size="16.1000003814697pt" officeooo:paragraph-rsid="001133e6" style:font-size-asian="16.1000003814697pt" style:font-size-complex="16.1000003814697pt"/>
    </style:style>
    <style:style style:name="P6" style:family="paragraph" style:parent-style-name="Apendex_20_2">
      <style:text-properties officeooo:paragraph-rsid="001133e6"/>
    </style:style>
    <style:style style:name="P7" style:family="paragraph" style:parent-style-name="Apendex_20_3">
      <style:text-properties officeooo:rsid="00f9fcd5" officeooo:paragraph-rsid="001133e6"/>
    </style:style>
    <style:style style:name="P8" style:family="paragraph" style:parent-style-name="Apendex_20_3">
      <style:text-properties officeooo:paragraph-rsid="001133e6"/>
    </style:style>
    <style:style style:name="P9" style:family="paragraph" style:parent-style-name="Apendex_20_1">
      <style:text-properties fo:font-size="18pt" officeooo:paragraph-rsid="001133e6" style:font-size-asian="18pt" style:font-size-complex="18pt"/>
    </style:style>
    <style:style style:name="P10" style:family="paragraph" style:parent-style-name="Apendex_20_4">
      <style:text-properties officeooo:paragraph-rsid="001133e6"/>
    </style:style>
    <style:style style:name="T1" style:family="text">
      <style:text-properties officeooo:rsid="01553b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1144" style:font-weight-asian="normal" style:font-weight-complex="normal"/>
    </style:style>
    <style:style style:name="T4" style:family="text">
      <style:text-properties officeooo:rsid="0050abf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4ff3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5">Existing Projects</text:h>
      <text:h text:style-name="P5" text:outline-level="6"><text:bookmark-start text:name="__RefHeading__3025_1062966960"/>Websites:<text:bookmark-end text:name="__RefHeading__3025_1062966960"/></text:h>
      <text:h text:style-name="P8" text:outline-level="7"><text:bookmark-start text:name="__RefHeading__3027_1062966960"/>N<text:span text:style-name="T1">a</text:span>bo<text:bookmark-end text:name="__RefHeading__3027_1062966960"/></text:h>
      <text:list xml:id="list5150807197794569420" text:style-name="L1">
        <text:list-item>
          <text:p text:style-name="P1">Social media network</text:p>
        </text:list-item>
        <text:list-item>
          <text:p text:style-name="P1">hosted on a server farm / cloud</text:p>
        </text:list-item>
      </text:list>
      <text:h text:style-name="P7" text:outline-level="7"><text:bookmark-start text:name="__RefHeading__4234_1608257068"/>IndieWeb<text:bookmark-end text:name="__RefHeading__4234_1608257068"/></text:h>
      <text:h text:style-name="P6" text:outline-level="6"><text:bookmark-start text:name="__RefHeading__3016_1499670742"/>Software:<text:bookmark-end text:name="__RefHeading__3016_1499670742"/></text:h>
      <text:h text:style-name="P8" text:outline-level="7"><text:bookmark-start text:name="__RefHeading__1093_1399434801"/>GNUnet<text:bookmark-end text:name="__RefHeading__1093_1399434801"/></text:h>
      <text:p text:style-name="P4">TBA</text:p>
      <text:h text:style-name="P6" text:outline-level="6"><text:bookmark-start text:name="__RefHeading__3018_1499670742"/>Hardware:<text:bookmark-end text:name="__RefHeading__3018_1499670742"/></text:h>
      <text:h text:style-name="P8" text:outline-level="7"><text:bookmark-start text:name="__RefHeading__1423_1046810989"/>VillageTelco <text:bookmark-end text:name="__RefHeading__1423_1046810989"/></text:h>
      <text:p text:style-name="P4">TBA</text:p>
      <text:h text:style-name="P8" text:outline-level="7"><text:bookmark-start text:name="__RefHeading__1425_1046810989"/>Mesh Potato<text:bookmark-end text:name="__RefHeading__1425_1046810989"/></text:h>
      <text:p text:style-name="P4">TBA</text:p>
      <text:h text:style-name="P8" text:outline-level="7"><text:bookmark-start text:name="__RefHeading__1016_1046810989"/>Serval Project<text:bookmark-end text:name="__RefHeading__1016_1046810989"/></text:h>
      <text:list xml:id="list4895870181065717006" text:style-name="L4">
        <text:list-item>
          <text:p text:style-name="P2"><text:bibliography-mark text:identifier="Serval" text:bibliography-type="article" text:author="Dr. Paul Gardner-Stephen" text:month="July" text:organizations="Serval Project, Inc" text:school="Flinders University" text:title="The Serval Project:  Practical Wireless Ad-Hoc Mobile Telecommunications" text:year="2011">[Serval]</text:bibliography-mark></text:p>
        </text:list-item>
      </text:list>
      <text:p text:style-name="P4"><text:span text:style-name="T3">The Serval project is build upon the VillageTelco </text:span>Mesh Potat<text:span text:style-name="T4">o</text:span><text:span text:style-name="T3">, it dose has a lot of good ideas, but I get the </text:span><text:span text:style-name="T5">Not invented here</text:span><text:span text:style-name="T2"> </text:span><text:span text:style-name="T3">feeling with some of their Ideas</text:span></text:p>
      <text:h text:style-name="P8" text:outline-level="7"><text:bookmark-start text:name="__RefHeading__1018_1046810989"/>Serval BatPhone<text:bookmark-end text:name="__RefHeading__1018_1046810989"/></text:h>
      <text:p text:style-name="P4">The Serval batPhone has two basic models:</text:p>
      <text:list xml:id="list3395865032498036106" text:style-name="L5">
        <text:list-item>
          <text:p text:style-name="P3">the VillageTelco<text:span text:style-name="T4">'s </text:span>Mesh Potato hardware with <text:span text:style-name="T6">custom </text:span>Serval code</text:p>
        </text:list-item>
        <text:list-item>
          <text:p text:style-name="P3">Android version with custom Serval code </text:p>
        </text:list-item>
      </text:list>
      <text:p text:style-name="P4"/>
      <text:p text:style-name="P4"><text:a xlink:type="simple" xlink:href="http://developer.servalproject.org/dokuwiki/doku.php?id=content:publications">http://developer.servalproject.org/dokuwiki/doku.php?id=content:publications</text:a></text:p>
      <text:h text:style-name="P10" text:outline-level="8"><text:bookmark-start text:name="__RefHeading__1427_1046810989"/>Rhizome<text:bookmark-end text:name="__RefHeading__1427_1046810989"/></text:h>
      <text:p text:style-name="P4">Rhizome is store-and-forwared messaging system like DTN, but is based on Flooding the network with mess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Apendex_20_1" style:display-name="Apendex 1" style:family="paragraph" style:parent-style-name="Heading_20_1" style:default-outline-level="5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Apendex_20_2" style:display-name="Apendex 2" style:family="paragraph" style:parent-style-name="Heading_20_2" style:default-outline-level="6" style:class="text">
      <style:text-properties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pendex_20_3" style:display-name="Apendex 3" style:family="paragraph" style:parent-style-name="Heading_20_3" style:default-outline-level="7" style:class="text">
      <style:text-properties officeooo:rsid="00ee2b44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Apendex_20_4" style:display-name="Apendex 4" style:family="paragraph" style:parent-style-name="Heading_20_4" style:default-outline-level="8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A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5:56:34.463419532</meta:creation-date>
    <dc:date>2016-07-12T06:06:31.710064364</dc:date>
    <dc:creator>Tom Sparks</dc:creator>
    <meta:editing-duration>PT9M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05" meta:character-count="683" meta:non-whitespace-character-count="605"/>
  </office:meta>
</office:document-meta>
</file>